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Kriptografi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Message Digest, mengubah data dalam bentuk string digit (MD5, SHA). One way hash</text:p>
              </text:list-item>
              <text:list-item>
                <text:p text:style-name="P3">Symmetric Cryptography</text:p>
              </text:list-item>
              <text:list-item>
                <text:p text:style-name="P3">Asymmetric Cryptograph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>
            <draw:text-box>
              <text:list text:style-name="L4">
                <text:list-item>
                  <text:p>Pada hashing, hanya mengubah data ke dalam barisan kode, tanpa bisa dikembalikan lagi</text:p>
                </text:list-item>
                <text:list-item>
                  <text:p>Symmetric Crypto: kunci digunakan untuk enkripsi dan dekripsi</text:p>
                </text:list-item>
                <text:list-item>
                  <text:p>Asymmetric Crypto: ada kunci publik dan kunci private.</text:p>
                </text:list-item>
              </text:list>
            </draw:text-box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Hashing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MD5</text:p>
              </text:list-item>
              <text:list-item>
                <text:p>SHA/SHA-1, SHA-256, SHA-51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nkripsi dan Dekripsi Symmetric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5">
              <text:list-item>
                <text:p>Menggunakan algoritma DES</text:p>
              </text:list-item>
              <text:list-item>
                <text:p>Generate key (menggunakan panjang key 56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9T13:28:08.952722067</dc:date>
    <meta:editing-duration>PT22H14M14S</meta:editing-duration>
    <meta:editing-cycles>55</meta:editing-cycles>
    <meta:generator>LibreOffice/5.1.4.2$Linux_X86_64 LibreOffice_project/10m0$Build-2</meta:generator>
    <meta:document-statistic meta:object-count="62"/>
  </office:meta>
</office:document-meta>
</file>